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C0000005C3B796B92.png" manifest:media-type="image/png"/>
  <manifest:file-entry manifest:full-path="Pictures/100014760000064E0000064EA3320E5D.svg" manifest:media-type="image/svg+xml"/>
  <manifest:file-entry manifest:full-path="Pictures/100000010000009000000089A6A928A6.png" manifest:media-type="image/png"/>
  <manifest:file-entry manifest:full-path="Pictures/10000001000001F00000022F18CDECB2.png" manifest:media-type="image/png"/>
  <manifest:file-entry manifest:full-path="Pictures/10000001000001F00000022FD410CC4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189cm" fo:min-width="0cm" loext:decorative="false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000000" draw:textarea-vertical-align="middle" draw:auto-grow-height="false" fo:min-height="0.251cm" fo:min-width="0.001cm" fo:padding-top="0.151cm" fo:padding-bottom="0.151cm" fo:padding-left="0.276cm" fo:padding-right="0.276cm" fo:wrap-option="wrap" loext:decorative="false"/>
    </style:style>
    <style:style style:name="gr6" style:family="graphic" style:parent-style-name="standard">
      <style:graphic-properties svg:stroke-width="0.053cm" svg:stroke-color="#000000" draw:marker-start-width="0.28cm" draw:marker-end-width="0.28cm" draw:fill-color="#000000" draw:textarea-vertical-align="middle" draw:auto-grow-height="false" fo:min-height="0.251cm" fo:min-width="0.001cm" fo:padding-top="0.152cm" fo:padding-bottom="0.152cm" fo:padding-left="0.277cm" fo:padding-right="0.277cm" fo:wrap-option="wrap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8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Aria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cm" svg:height="1.126cm" svg:x="10.4cm" svg:y="3.1cm">
          <draw:image xlink:href="Pictures/10000001000001F00000022FD410CC4E.png" xlink:type="simple" xlink:show="embed" xlink:actuate="onLoad" draw:mime-type="image/png">
            <text:p/>
          </draw:image>
        </draw:frame>
        <draw:frame draw:style-name="gr1" draw:text-style-name="P1" draw:layer="layout" svg:width="0.895cm" svg:height="1.009cm" svg:x="10.805cm" svg:y="6.4cm">
          <draw:image xlink:href="Pictures/10000001000001F00000022F18CDECB2.png" xlink:type="simple" xlink:show="embed" xlink:actuate="onLoad" draw:mime-type="image/png">
            <text:p/>
          </draw:image>
        </draw:frame>
        <draw:frame draw:style-name="gr2" draw:text-style-name="P2" draw:layer="layout" svg:width="1.218cm" svg:height="1.158cm" svg:x="2.382cm" svg:y="4.1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3" draw:text-style-name="P3" draw:layer="layout" svg:width="0.993cm" svg:height="0.962cm" svg:x="2.418cm" svg:y="4.165cm">
          <draw:text-box>
            <text:p><text:span text:style-name="T1">Q</text:span></text:p>
          </draw:text-box>
        </draw:frame>
        <draw:frame draw:style-name="gr2" draw:text-style-name="P2" draw:layer="layout" svg:width="1.218cm" svg:height="1.158cm" svg:x="3.618cm" svg:y="4.1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3" draw:text-style-name="P3" draw:layer="layout" svg:width="0.993cm" svg:height="0.962cm" svg:x="3.654cm" svg:y="4.165cm">
          <draw:text-box>
            <text:p><text:span text:style-name="T1">W</text:span></text:p>
          </draw:text-box>
        </draw:frame>
        <draw:frame draw:style-name="gr2" draw:text-style-name="P2" draw:layer="layout" svg:width="1.218cm" svg:height="1.158cm" svg:x="4.882cm" svg:y="4.1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3" draw:text-style-name="P3" draw:layer="layout" svg:width="0.993cm" svg:height="0.962cm" svg:x="4.918cm" svg:y="4.165cm">
          <draw:text-box>
            <text:p><text:span text:style-name="T1">E</text:span></text:p>
          </draw:text-box>
        </draw:frame>
        <draw:frame draw:style-name="gr2" draw:text-style-name="P2" draw:layer="layout" svg:width="1.218cm" svg:height="1.158cm" svg:x="2.682cm" svg:y="5.3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3" draw:text-style-name="P3" draw:layer="layout" svg:width="0.993cm" svg:height="0.962cm" svg:x="2.718cm" svg:y="5.365cm">
          <draw:text-box>
            <text:p><text:span text:style-name="T1">A</text:span></text:p>
          </draw:text-box>
        </draw:frame>
        <draw:frame draw:style-name="gr2" draw:text-style-name="P2" draw:layer="layout" svg:width="1.218cm" svg:height="1.158cm" svg:x="3.982cm" svg:y="5.3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3" draw:text-style-name="P3" draw:layer="layout" svg:width="0.993cm" svg:height="0.962cm" svg:x="4.018cm" svg:y="5.365cm">
          <draw:text-box>
            <text:p><text:span text:style-name="T1">S</text:span></text:p>
          </draw:text-box>
        </draw:frame>
        <draw:frame draw:style-name="gr2" draw:text-style-name="P2" draw:layer="layout" svg:width="1.218cm" svg:height="1.158cm" svg:x="5.282cm" svg:y="5.3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3" draw:text-style-name="P3" draw:layer="layout" svg:width="0.993cm" svg:height="0.962cm" svg:x="5.318cm" svg:y="5.365cm">
          <draw:text-box>
            <text:p><text:span text:style-name="T1">D</text:span></text:p>
          </draw:text-box>
        </draw:frame>
        <draw:custom-shape draw:style-name="gr4" draw:text-style-name="P4" draw:layer="layout" svg:width="0.4cm" svg:height="0.5cm" svg:x="4cm" svg:y="3.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4cm" svg:height="0.5cm" svg:x="4.4cm" svg:y="6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5cm" svg:height="0.5cm" svg:x="6.6cm" svg:y="5.7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4" draw:layer="layout" svg:width="0.5cm" svg:height="0.5cm" svg:x="2.1cm" svg:y="5.7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1.113cm" svg:height="1.113cm" svg:x="6.187cm" svg:y="4.1cm">
          <draw:image xlink:href="Pictures/100014760000064E0000064EA3320E5D.svg" xlink:type="simple" xlink:show="embed" xlink:actuate="onLoad" draw:mime-type="image/svg+xml">
            <text:p/>
          </draw:image>
          <draw:image xlink:href="Pictures/100000010000005C0000005C3B796B92.png" xlink:type="simple" xlink:show="embed" xlink:actuate="onLoad" draw:mime-type="image/png"/>
        </draw:frame>
        <draw:frame draw:style-name="gr7" draw:text-style-name="P1" draw:layer="layout" svg:width="1.113cm" svg:height="1.065cm" draw:transform="rotate (-3.14159265358979) translate (2.4cm 5.165cm)">
          <draw:image xlink:href="Pictures/100014760000064E0000064EA3320E5D.svg" xlink:type="simple" xlink:show="embed" xlink:actuate="onLoad" draw:mime-type="image/svg+xml">
            <text:p/>
          </draw:image>
          <draw:image xlink:href="Pictures/100000010000005C0000005C3B796B92.png" xlink:type="simple" xlink:show="embed" xlink:actuate="onLoad" draw:mime-type="image/png"/>
        </draw:frame>
        <draw:frame draw:style-name="gr2" draw:text-style-name="P2" draw:layer="layout" svg:width="1.218cm" svg:height="1.158cm" svg:x="10.318cm" svg:y="4.1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3" draw:text-style-name="P3" draw:layer="layout" svg:width="0.993cm" svg:height="0.962cm" svg:x="10.354cm" svg:y="4.165cm">
          <draw:text-box>
            <text:p><text:span text:style-name="T1">O</text:span></text:p>
          </draw:text-box>
        </draw:frame>
        <draw:frame draw:style-name="gr2" draw:text-style-name="P2" draw:layer="layout" svg:width="1.218cm" svg:height="1.158cm" svg:x="9.382cm" svg:y="5.3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3" draw:text-style-name="P3" draw:layer="layout" svg:width="0.993cm" svg:height="0.962cm" svg:x="9.418cm" svg:y="5.365cm">
          <draw:text-box>
            <text:p><text:span text:style-name="T1">K</text:span></text:p>
          </draw:text-box>
        </draw:frame>
        <draw:frame draw:style-name="gr2" draw:text-style-name="P2" draw:layer="layout" svg:width="1.218cm" svg:height="1.158cm" svg:x="10.682cm" svg:y="5.3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3" draw:text-style-name="P3" draw:layer="layout" svg:width="0.993cm" svg:height="0.962cm" svg:x="10.718cm" svg:y="5.365cm">
          <draw:text-box>
            <text:p><text:span text:style-name="T1">L</text:span></text:p>
          </draw:text-box>
        </draw:frame>
        <draw:frame draw:style-name="gr2" draw:text-style-name="P2" draw:layer="layout" svg:width="1.218cm" svg:height="1.158cm" svg:x="11.982cm" svg:y="5.3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3" draw:text-style-name="P3" draw:layer="layout" svg:width="0.993cm" svg:height="0.962cm" svg:x="12.018cm" svg:y="5.365cm">
          <draw:text-box>
            <text:p><text:span text:style-name="T1">;</text:span></text:p>
          </draw:text-box>
        </draw:frame>
        <draw:custom-shape draw:style-name="gr4" draw:text-style-name="P4" draw:layer="layout" svg:width="0.4cm" svg:height="0.5cm" draw:transform="rotate (1.5707963267949) translate (8.75cm 6.04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4cm" svg:height="0.5cm" draw:transform="rotate (-1.5707963267949) translate (13.8cm 5.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1.218cm" svg:height="1.158cm" svg:x="2cm" svg:y="7.5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3" draw:text-style-name="P3" draw:layer="layout" svg:width="0.993cm" svg:height="0.962cm" svg:x="2.036cm" svg:y="7.523cm">
          <draw:text-box>
            <text:p><text:span text:style-name="T1">D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8T23:40:23.750216701</meta:creation-date>
    <dc:date>2025-05-19T12:14:51.466224585</dc:date>
    <meta:editing-duration>PT21M8S</meta:editing-duration>
    <meta:editing-cycles>3</meta:editing-cycles>
    <meta:generator>LibreOffice/24.2.7.2$Linux_X86_64 LibreOffice_project/420$Build-2</meta:generator>
    <meta:document-statistic meta:object-count="55"/>
  </office:meta>
</office:document-meta>
</file>